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image/png" manifest:full-path="Object 1/Pictures/10000000000000200000002000309F1C.png"/>
  <manifest:file-entry manifest:media-type="" manifest:full-path="Object 1/Configurations2/accelerator/current.xml"/>
  <manifest:file-entry manifest:media-type="application/vnd.sun.xml.ui.configuration" manifest:full-path="Object 1/Configurations2/"/>
  <manifest:file-entry manifest:media-type="application/vnd.oasis.opendocument.graphics" manifest:version="1.2" manifest:full-path="Object 1/"/>
  <manifest:file-entry manifest:media-type="text/xml" manifest:full-path="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text/xml" manifest:full-path="Object 3/settings.xml"/>
  <manifest:file-entry manifest:media-type="text/xml" manifest:full-path="Object 3/content.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text/xml" manifest:full-path="Object 4/settings.xml"/>
  <manifest:file-entry manifest:media-type="text/xml" manifest:full-path="Object 4/content.xml"/>
  <manifest:file-entry manifest:media-type="application/vnd.oasis.opendocument.graphics" manifest:version="1.2" manifest:full-path="Object 4/"/>
  <manifest:file-entry manifest:media-type="image/png" manifest:full-path="Thumbnails/thumbnail.png"/>
  <manifest:file-entry manifest:media-type="text/xml" manifest:full-path="Object 2/settings.xml"/>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application/vnd.sun.xml.ui.configuration" manifest:full-path="Object 2/Configurations2/"/>
  <manifest:file-entry manifest:media-type="application/vnd.oasis.opendocument.graphics" manifest:version="1.2" manifest:full-path="Object 2/"/>
  <manifest:file-entry manifest:media-type="text/xml" manifest:full-path="Object 6/settings.xml"/>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application/vnd.sun.xml.ui.configuration" manifest:full-path="Object 6/Configurations2/"/>
  <manifest:file-entry manifest:media-type="application/vnd.oasis.opendocument.graphics" manifest:version="1.2" manifest:full-path="Object 6/"/>
  <manifest:file-entry manifest:media-type="text/xml" manifest:full-path="Object 7/settings.xml"/>
  <manifest:file-entry manifest:media-type="text/xml" manifest:full-path="Object 7/content.xml"/>
  <manifest:file-entry manifest:media-type="text/xml" manifest:full-path="Object 7/styles.xml"/>
  <manifest:file-entry manifest:media-type="" manifest:full-path="Object 7/Configurations2/accelerator/current.xml"/>
  <manifest:file-entry manifest:media-type="application/vnd.sun.xml.ui.configuration" manifest:full-path="Object 7/Configurations2/"/>
  <manifest:file-entry manifest:media-type="application/vnd.oasis.opendocument.graphics" manifest:version="1.2" manifest:full-path="Object 7/"/>
  <manifest:file-entry manifest:media-type="text/xml" manifest:full-path="Object 5/settings.xml"/>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application/vnd.sun.xml.ui.configuration" manifest:full-path="Object 5/Configurations2/"/>
  <manifest:file-entry manifest:media-type="application/vnd.oasis.opendocument.graphics" manifest:version="1.2" manifest:full-path="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ans1" svg:font-family="'Liberation Sans'" style:font-family-generic="swiss"/>
    <style:font-face style:name="Times New Roman" svg:font-family="'Times New Roman'" style:font-family-generic="roman" style:font-pitch="variable"/>
    <style:font-face style:name="Arimo" svg:font-family="Arimo"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style:text-line-through-style="none" fo:language="ru" fo:country="RU"/>
    </style:style>
    <style:style style:name="P3" style:family="paragraph" style:parent-style-name="Standard">
      <style:text-properties style:text-line-through-style="none" fo:language="ru" fo:country="RU"/>
    </style:style>
    <style:style style:name="P4" style:family="paragraph" style:parent-style-name="Standard">
      <style:text-properties style:text-line-through-style="none" fo:font-size="18pt" fo:language="ru" fo:country="RU" style:font-size-asian="18pt" style:font-size-complex="18pt"/>
    </style:style>
    <style:style style:name="P5" style:family="paragraph" style:parent-style-name="Standard">
      <style:text-properties style:text-line-through-style="none" fo:font-size="12pt" fo:language="ru" fo:country="RU" style:font-size-asian="12pt" style:font-size-complex="12pt"/>
    </style:style>
    <style:style style:name="P6" style:family="paragraph" style:parent-style-name="Standard">
      <style:text-properties fo:language="ru" fo:country="RU"/>
    </style:style>
    <style:style style:name="T1" style:family="text">
      <style:text-properties fo:font-size="20pt" style:font-size-asian="20pt" style:font-size-complex="20pt"/>
    </style:style>
    <style:style style:name="T2" style:family="text">
      <style:text-properties style:text-line-through-style="none"/>
    </style:style>
    <style:style style:name="T3" style:family="text">
      <style:text-properties fo:font-size="18pt" style:font-size-asian="18pt" style:font-size-complex="18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span text:style-name="T1">Диспетчеризация задач в МЗУ и МПО.</text:span></text:p>
      <text:p text:style-name="P1"/>
      <text:p text:style-name="P1"/>
      <text:p text:style-name="P1"><text:tab/><text:tab/><text:span text:style-name="T3">Введение.</text:span></text:p>
      <text:p text:style-name="P1"/>
      <text:p text:style-name="P1"><text:tab/>Для Модуля Записи и Управления (МЗУ) и Модуля Получения и Обработки (МПО) может быть использован один и тот же подход к разработке ПО. Далее я буду рассматривать работу логики планирования задач на примере МПО.</text:p>
      <text:p text:style-name="P1"/>
      <text:p text:style-name="P1"><text:tab/>Системное программное обеспечение МПО основано на ОСРВ RTEMS 4.11.x, которая является системным ПО (СПО) нижнего уровня. Над ней находятся конечный автомат состояний и диспетчер целевых задач, которые являются по своей сути прикладными программами, но для бортового ПО они есть системное ПО верхнего уровня, поскольку создают необходимую среду выполнения для целевых задач (ЦЗ), которые являются прикладным ПО в чистом виде.</text:p>
      <text:p text:style-name="P1"/>
      <text:p text:style-name="P1"><text:tab/>Сразу хочу отметить, что если ЦЗ выполняются в некоем фреймворке СПО верхнего уровня, то очевидно, что они должны строится по определённой схеме или удовлетворять заранее оговоренным требованиям.</text:p>
      <text:p text:style-name="P1"/>
      <text:p text:style-name="P1"><text:tab/>Целью данного документа как раз является описание этих требований а также описание архитектуры СПО. Схему строения ЦЗ можно считать требованиями к их виду. Данное описание является моим концептуальным предложением на эту тему.</text:p>
      <text:p text:style-name="P1"/>
      <text:p text:style-name="P1"/>
      <text:p text:style-name="P1"><text:tab/><text:tab/><text:span text:style-name="T3">Обмены по SpaceWire.</text:span></text:p>
      <text:p text:style-name="P1"><text:tab/></text:p>
      <text:p text:style-name="P1"><text:tab/>Как предлагает Андрей Юрьевич, нужно разделить циклограмму на 3 этапа: 1 — планирование обменов, установка профиля задач, которые выполняются всегда и 2 — планирование и выполнение задач, причём фактическое выполнение обменов может проходить параллельно с выполнением задач за счёт механизма DMA. В случае приёма данных от МЗУ они могут поступать в течение всего такта, который сейчас равен 100 мс, и, затем в начале следующего такта данные будут прочитаны из памяти DMA и отправлены в обработку. Сейчас размер буфера DMA для приёма пакетов в драйвере SpaceWire равен 64 Кб. В случае отправки данных данных, было бы неплохо, если в начале такта они могли бы быть переписаны в буфер памяти DMA, настроена цепочка дескрипторов и запущен процесс отправки данных по SpaceWire. Очевидно, что в данном случае мы могли бы управлять последовательностью отправки пакетов, однако насколько сложно было бы управлять временем начала отправки конкретного пакета и нужно ли это вообще, пока непонятно. Однако сейчас в драйвере SpaceWire функция отправки реализована следующим образом: буфер DMA равен 2 Кб, после того как контроллер прочитает его через DMA и отправит по сети, возникает прерывание, он вновь наполняется данными и инициируется процесс передачи по DMA. Если размер отправляемого массива данных больше чем размер буфера (2 Кб), то функция write() блокирует отправителя до тех пор, пока не будет записан последний кусок данных, который &lt;= размеру этого буфера (2 Кб).<text:span text:style-name="T2"> Поэтому, попробую доработать драйвер с целью создания возможности асинхронного вывода данных с платы по протоколу SpaceWire с использованием цепочек DMA. Также, как предлагает Антон Алексеевич нужно заранее подумать о размере буферов DMA. Каким должен быть их размер, и cможем ли мы выделить необходимую память в драйвере </text:span><text:soft-page-break/><text:span text:style-name="T2">SpaceWire (думаю cможем). 3-й этап — завершающий. Даже если ничего не делать в этот момент, то он всё равно может быть полезен: за счёт изменения его длительности мы можем плавно смещать такт моделирования во времени. На рисунке №1 отражён этот процесс.</text:span></text:p>
      <text:p text:style-name="P2"><text:tab/></text:p>
      <text:p text:style-name="P2"/>
      <text:p text:style-name="P2"/>
      <text:p text:style-name="P2"/>
      <text:p text:style-name="P2"/>
      <text:p text:style-name="P2"/>
      <text:p text:style-name="P2"><text:tab/></text:p>
      <text:p text:style-name="P2"><draw:frame draw:style-name="fr1" draw:name="Object1" text:anchor-type="paragraph" svg:x="0.199cm" svg:y="0.228cm" svg:width="17.094cm" svg:height="9.765cm"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tab/><text:tab/><text:span text:style-name="T3">Управление потоками данных.</text:span></text:p>
      <text:p text:style-name="P2"/>
      <text:p text:style-name="P2"><text:tab/>В начале такта происходит перепись принятых при помощи DMA пакетов данных в целевые буфера. Эту работу выполняет специальный обменный поток, который является безусловно планируемой задачей. Он вычитывает из памяти DMA очередной пакет, анализирует его заголовок и ставит в очередь к определённой задаче. В зависимости от типа пакета, он может встать на очередь либо к системному процессу, например автомату состояний, или к какой-либо целевой задаче (рисунок №2). Там где длинная очередь нежелательна, например в некоторых</text:p>
      <text:p text:style-name="P2"><draw:frame draw:style-name="fr1" draw:name="Object3" text:anchor-type="paragraph" svg:x="1.734cm" svg:y="0.242cm" svg:width="14.288cm" svg:height="9.474cm" draw:z-index="2"><draw:object xlink:href="./Object 3" xlink:type="simple" xlink:show="embed" xlink:actuate="onLoad"/><draw:image xlink:href="./ObjectReplacements/Object 3" xlink:type="simple" xlink:show="embed" xlink:actuate="onLoad"/></draw:frame><text:soft-page-break/></text:p>
      <text:p text:style-name="P2">системных задачах, то очередь может быть короткой и состоять всего из одного элемента.</text:p>
      <text:p text:style-name="P2"><text:tab/>После приёма пакета обменным потоком, проверяется контрольная сумма, лишняя часть заголовка или же он весь отбрасывается, и после этого данные пакета ставятся в очередь определённой задаче.</text:p>
      <text:p text:style-name="P2"><text:tab/> </text:p>
      <text:p text:style-name="P2"><draw:frame draw:style-name="fr2" draw:name="Object4" text:anchor-type="paragraph" svg:width="14.099cm" svg:height="9.999cm" draw:z-index="3"><draw:object xlink:href="./Object 4" xlink:type="simple" xlink:show="embed" xlink:actuate="onLoad"/><draw:image xlink:href="./ObjectReplacements/Object 4" xlink:type="simple" xlink:show="embed" xlink:actuate="onLoad"/></draw:frame><text:tab/>Этот же поток просматривает очередь пакетов на передачу от целевых и системных задач и переписывает из в память DMA, настраивает цепочку дескрипторов(делает это всё при <text:soft-page-break/>помощи функций драйвера), т.е. фактически асинхронно отправляет их из платы через SpaceWire (рисунок №3). </text:p>
      <text:p text:style-name="P2"/>
      <text:p text:style-name="P2"/>
      <text:p text:style-name="P4"><text:tab/><text:tab/>Логика состояний системного ПО.</text:p>
      <text:p text:style-name="P2"/>
      <text:p text:style-name="P2"><text:tab/>Поскольку ноль имеет неоднозначную интерпретацию (это может быть как умышленное значение переменной, так и значение, оставшееся после инициализации памяти сегмента BSS), то Андрей Юрьевич предлагает не использовать по возможности команды с индексом 0 и нулевое состояние конечного автомата в качестве рабочих. Но поскольку нулевое состояние в таблице автомата не может быть пустым, то должно быть явно добавлено в граф состояний. Неизвестно как мы можем в него попасть, разве что в случае ошибки в автоматной таблице, но тем не менее, наш опыт говорит о том, что мы не можем исключать подобный случай. Поэтому из этого состояния должны быть предусмотрены выходы, например в состояние «Инициализация» и «Ожидание». Доработанная диаграмма состояний, предложенная Сергеем Игоревичем в документе «18.02.26 ПИЛВ МЗУ-МПО» показана на рисунке №4.</text:p>
      <text:p text:style-name="P2"><text:tab/></text:p>
      <text:p text:style-name="P2"/>
      <text:p text:style-name="P2"/>
      <text:p text:style-name="P5"><draw:frame draw:style-name="fr1" draw:name="Object2" text:anchor-type="paragraph" svg:x="0.993cm" svg:y="0.072cm" svg:width="15.903cm" svg:height="12.834cm" draw:z-index="1"><draw:object xlink:href="./Object 2" xlink:type="simple" xlink:show="embed" xlink:actuate="onLoad"/><draw:image xlink:href="./ObjectReplacements/Object 2" xlink:type="simple" xlink:show="embed" xlink:actuate="onLoad"/></draw:frame></text:p>
      <text:p text:style-name="P5"/>
      <text:p text:style-name="P5"/>
      <text:p text:style-name="P5"><text:soft-page-break/></text:p>
      <text:p text:style-name="P4"><text:tab/><text:tab/>Планирование целевых задач.</text:p>
      <text:p text:style-name="P5"><text:tab/></text:p>
      <text:p text:style-name="P5"><text:tab/>Сточки зрения системы в целом для управления задачами используются приоритеты, и у системных задач приоритет выше чем у целевых. К системным задачам в частности относится сам планировщик. Но планирование целевых задач на стадии 2 осуществляется строго по времени и без использования приоритетов, т.е. по схеме ARINC. Сами целевые задачи могут быть нескольких типов. Тип 1: задачи, которые для удобства размещаются в отдельном потоке. Они могут быть циклическими с неограниченной длительностью существования (Тип 1.1) или линейными, которые существуют некоторое время и затем завершаются с определённым кодом (Тип 1.2).</text:p>
      <text:p text:style-name="P5"/>
      <text:p text:style-name="P5"/>
      <text:p text:style-name="P4"><text:tab/><text:tab/>Типы целевых задач.</text:p>
      <text:p text:style-name="P2"><text:tab/></text:p>
      <text:p text:style-name="P2"><text:tab/>Тип 1.1 выполняется в отдельном потоке, выполняет определённый объём операций и затем сообщает диспетчеру о завершении своей работы на такте и добровольно разрешает заблокировать себя диспетчеру при помощи вызова специальной функции. Если данная задача не успела выполнить работу на такте за время отведённое ей, то она блокируется диспетчером принудительно, что может быть нежелательно, однако в некоторых случаях допустимо. К таким задачам относится обменный поток, например. После начала следующего такта в момент времени соответствующий профилю, планировщик разблокирует данную задачу и она снова продолжит выполнение.</text:p>
      <text:p text:style-name="P2"/>
      <text:p text:style-name="P2"/>
      <text:p text:style-name="P2"><draw:frame draw:style-name="fr2" draw:name="Object5" text:anchor-type="paragraph" svg:width="14.101cm" svg:height="9.999cm" draw:z-index="4"><draw:object xlink:href="./Object 5" xlink:type="simple" xlink:show="embed" xlink:actuate="onLoad"/><draw:image xlink:href="./ObjectReplacements/Object 5" xlink:type="simple" xlink:show="embed" xlink:actuate="onLoad"/></draw:frame></text:p>
      <text:p text:style-name="P2"/>
      <text:p text:style-name="P2"><text:soft-page-break/><text:tab/>Тип 1.2 выполняется также в отдельном потоке. В начале создаётся поток в котором размещается функция данной задачи. Через некоторое время функция завершает свою работу возвращает код завершения и прекращает выполнение потока. Момент завершения потока и возврата кода отслеживается планировщиком. Код завершения может быть затем предан автомату состояний. К таким задачам, например, относится процесс инициализации, который может быть достаточно продолжительным и растягиваться на некоторое количество тактов, поэтому будет периодически замораживаться и возобновляться планировщиком принудительно. В этом нет ничего страшного, поскольку, думаю, это не повлияет на его работоспособность.</text:p>
      <text:p text:style-name="P2"/>
      <text:p text:style-name="P2"/>
      <text:p text:style-name="P2"><draw:frame draw:style-name="fr1" draw:name="Object6" text:anchor-type="paragraph" svg:x="1.734cm" svg:y="0.404cm" svg:width="14.025cm" svg:height="12.411cm" draw:z-index="5"><draw:object xlink:href="./Object 6" xlink:type="simple" xlink:show="embed" xlink:actuate="onLoad"/><draw:image xlink:href="./ObjectReplacements/Object 6" xlink:type="simple" xlink:show="embed" xlink:actuate="onLoad"/></draw:frame></text:p>
      <text:p text:style-name="P2"/>
      <text:p text:style-name="P2"/>
      <text:p text:style-name="P2"><text:tab/>Тип 1.3: смешанный, создаётся выполняется некоторое время циклически по схеме Тип 1.1, затем завершается с определённым кодом.</text:p>
      <text:p text:style-name="P2"/>
      <text:p text:style-name="P2"/>
      <text:p text:style-name="P2"/>
      <text:p text:style-name="P2"><text:tab/> Тип 2: задачи которые выполняются друг за другом в одном и том же потоке. Реализуются в виде функций с кодом возврата. Совершают часть вычислений на такте, запоминают своё состояние и выходят на каждом такте. Диспетчер контролирует время их выполнения в соответствии с профилем и код завершения. Такой тип задач удобно использовать, <text:soft-page-break/>когда работа следующей задачи строго зависит от результата работы на такте предыдущей. Если предыдущая задача не успела выполниться к определённому в профиле моменту времени, то вычислительный процесс считается проваленным на такте.</text:p>
      <text:p text:style-name="P2"/>
      <text:p text:style-name="P2"/>
      <text:p text:style-name="P2"><draw:frame draw:style-name="fr2" draw:name="Object7" text:anchor-type="paragraph" svg:width="14.101cm" svg:height="9.999cm" draw:z-index="6"><draw:object xlink:href="./Object 7" xlink:type="simple" xlink:show="embed" xlink:actuate="onLoad"/><draw:image xlink:href="./ObjectReplacements/Object 7"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07/03/2019<text:tab/>Ермаков А.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ans1" svg:font-family="'Liberation Sans'" style:font-family-generic="swiss"/>
    <style:font-face style:name="Times New Roman" svg:font-family="'Times New Roman'" style:font-family-generic="roman" style:font-pitch="variable"/>
    <style:font-face style:name="Arimo" svg:font-family="Arimo"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Zen Hei" style:font-size-asian="12pt" style:language-asian="zh" style:country-asian="CN" style:font-name-complex="Liberation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WenQuanYi Zen Hei" style:font-size-asian="14pt" style:font-name-complex="Liberation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iberation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iberation Sans1" style:font-size-complex="12pt" style:font-style-complex="italic"/>
    </style:style>
    <style:style style:name="Index" style:family="paragraph" style:parent-style-name="Standard" style:class="index">
      <style:paragraph-properties text:number-lines="false" text:line-number="0"/>
      <style:text-properties style:font-name-complex="Liberation Sans1"/>
    </style:style>
    <style:style style:name="Frame_20_contents" style:display-name="Frame contents" style:family="paragraph" style:parent-style-name="Text_20_body" style:class="extra"/>
    <style:style style:name="Text" style:family="paragraph" style:parent-style-name="Caption"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04T13:26:42</meta:creation-date>
    <dc:date>2019-03-07T13:03:23</dc:date>
    <meta:editing-duration>PT18H1M27S</meta:editing-duration>
    <meta:editing-cycles>366</meta:editing-cycles>
    <meta:generator>OpenOffice/4.1.6$Unix OpenOffice.org_project/416m1$Build-9790</meta:generator>
    <meta:document-statistic meta:table-count="0" meta:image-count="0" meta:object-count="7" meta:page-count="7" meta:paragraph-count="30" meta:word-count="1113" meta:character-count="78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821cm"/>
    </style:style>
    <style:style style:name="gr3" style:family="graphic" style:parent-style-name="objectwithoutfill">
      <style:graphic-properties draw:stroke="dash" draw:stroke-dash="Fine_20_Dashed_20__28_var_29_" draw:marker-start="" draw:marker-end="Arrow" draw:fill="none" draw:textarea-vertical-align="middle"/>
    </style:style>
    <style:style style:name="gr4" style:family="graphic" style:parent-style-name="objectwithoutfill">
      <style:graphic-properties draw:stroke="dash" draw:stroke-dash="Fine_20_Dashed_20__28_var_29_" draw:fill="none" draw:textarea-vertical-align="middle"/>
    </style:style>
    <style:style style:name="gr5" style:family="graphic" style:parent-style-name="objectwithoutfill">
      <style:graphic-properties draw:stroke="dash" draw:stroke-dash="Fine_20_Dashed" draw:marker-start=""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1pt" style:font-size-asian="11pt" style:font-size-complex="11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6pt" style:font-size-asian="16pt" style:font-size-complex="16pt"/>
    </style:style>
    <style:style style:name="P5" style:family="paragraph">
      <style:text-properties fo:font-size="12pt" style:text-underline-style="none" fo:font-weight="bold" style:font-size-asian="12pt" style:font-weight-asian="bold" style:font-size-complex="12pt" style:font-weight-complex="bold"/>
    </style:style>
    <style:style style:name="P6" style:family="paragraph">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2pt" style:font-size-asian="12pt" style:font-size-complex="12pt"/>
    </style:style>
    <style:style style:name="T3" style:family="text">
      <style:text-properties fo:font-size="16pt" style:font-size-asian="16pt" style:font-size-complex="16pt"/>
    </style:style>
    <style:style style:name="T4" style:family="text">
      <style:text-properties fo:font-size="12pt" style:text-underline-style="none"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693cm" svg:height="2.41cm" svg:x="1.482cm" svg:y="5.067cm">
          <text:p text:style-name="P1"><text:span text:style-name="T1">Планирование</text:span></text:p>
          <text:p text:style-name="P1"><text:span text:style-name="T1">обменов,</text:span></text:p>
          <text:p text:style-name="P1"><text:span text:style-name="T1">перепись</text:span></text:p>
          <text:p text:style-name="P1"><text:span text:style-name="T1">буферов</text:span></text:p>
        </draw:rect>
        <draw:rect draw:style-name="gr1" draw:text-style-name="P1" draw:layer="layout" svg:width="1.778cm" svg:height="2.413cm" svg:x="4.175cm" svg:y="5.064cm">
          <text:p text:style-name="P1"><text:span text:style-name="T1">Выбор</text:span></text:p>
          <text:p text:style-name="P1"><text:span text:style-name="T1">Профиля</text:span></text:p>
          <text:p text:style-name="P1"><text:span text:style-name="T1">задач</text:span></text:p>
        </draw:rect>
        <draw:rect draw:style-name="gr1" draw:text-style-name="P1" draw:layer="layout" svg:width="9.906cm" svg:height="2.413cm" svg:x="5.953cm" svg:y="5.064cm">
          <text:p text:style-name="P1"><text:span text:style-name="T1">Планирование и выполнение задач</text:span></text:p>
        </draw:rect>
        <draw:rect draw:style-name="gr1" draw:text-style-name="P3" draw:layer="layout" svg:width="2.007cm" svg:height="2.433cm" draw:transform="skewX (-0.0102974425867646) translate (15.859cm 5.044cm)">
          <text:p text:style-name="P2"><text:span text:style-name="T2">Заверше-</text:span></text:p>
          <text:p text:style-name="P2"><text:span text:style-name="T2">Ние</text:span></text:p>
        </draw:rect>
        <draw:rect draw:style-name="gr1" draw:text-style-name="P4" draw:layer="layout" svg:width="11.684cm" svg:height="2.068cm" svg:x="4.175cm" svg:y="8.747cm">
          <text:p text:style-name="P4"><text:span text:style-name="T3">Обмены, работа DMA SpaceWire</text:span></text:p>
        </draw:rect>
        <draw:frame draw:style-name="gr2" draw:text-style-name="P5" draw:layer="layout" svg:width="3.321cm" svg:height="0.806cm" svg:x="7.412cm" svg:y="1.462cm">
          <draw:text-box>
            <text:p text:style-name="P5"><text:span text:style-name="T4">Рисунок №1</text:span></text:p>
          </draw:text-box>
        </draw:frame>
        <draw:line draw:style-name="gr3" draw:text-style-name="P2" draw:layer="layout" svg:x1="4.175cm" svg:y1="7.223cm" svg:x2="4.175cm" svg:y2="9.255cm">
          <text:p/>
        </draw:line>
        <draw:line draw:style-name="gr4" draw:text-style-name="P2" draw:layer="layout" svg:x1="15.859cm" svg:y1="6.969cm" svg:x2="15.859cm" svg:y2="9.001cm">
          <text:p/>
        </draw:line>
        <draw:line draw:style-name="gr5" draw:text-style-name="P3" draw:layer="layout" svg:x1="1.508cm" svg:y1="4.032cm" svg:x2="18.272cm" svg:y2="4.032cm">
          <text:p/>
        </draw:line>
        <draw:frame draw:style-name="gr6" draw:text-style-name="P6" draw:layer="layout" svg:width="1.979cm" svg:height="1.199cm" svg:x="1.381cm" svg:y="2.732cm">
          <draw:text-box>
            <text:p text:style-name="P6"><text:span text:style-name="T2">Начало</text:span></text:p>
            <text:p text:style-name="P6"><text:span text:style-name="T2">такта</text:span></text:p>
          </draw:text-box>
        </draw:frame>
        <draw:frame draw:style-name="gr6" draw:text-style-name="P6" draw:layer="layout" svg:width="1.696cm" svg:height="1.199cm" svg:x="16.24cm" svg:y="2.732cm">
          <draw:text-box>
            <text:p><text:span text:style-name="T2">Конец</text:span></text:p>
            <text:p><text:span text:style-name="T2">такта</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iberation Sans'" style:font-family-generic-asian="system" style:font-pitch-asian="variable" style:font-size-asian="24pt" style:language-asian="zh" style:country-asian="CN" style:font-family-complex="'Liberation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Fine_20_Dotted" svg:stroke-color="#000000" draw:marker-start="Arrow" draw:fill="none" draw:fill-gradient-name="Gradient_20_7"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Symmetric_20_Arrow" draw:marker-end-width="0.3cm" draw:fill="none" draw:textarea-vertical-align="middle"/>
    </style:style>
    <style:style style:name="gr3" style:family="graphic" style:parent-style-name="objectwithoutfill">
      <style:graphic-properties draw:marker-end="Symmetric_20_Arrow" draw:marker-end-width="0.3cm" svg:stroke-linecap="butt" draw:fill="none" draw:textarea-vertical-align="middl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1.314cm"/>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0.43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1.094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1.05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1.103cm"/>
    </style:style>
    <style:style style:name="gr11" style:family="graphic" style:parent-style-name="standard">
      <style:graphic-properties draw:stroke="none" svg:stroke-color="#000000" draw:fill="none" draw:fill-color="#ffffff" draw:textarea-horizontal-align="left" draw:auto-grow-height="true" draw:auto-grow-width="true" fo:min-height="0.475cm" fo:min-width="2.567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1.09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0pt" style:font-size-asian="10pt" style:font-size-complex="10pt"/>
    </style:style>
    <style:style style:name="P4" style:family="paragraph">
      <style:text-properties fo:font-size="12pt" style:text-underline-style="none"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12pt" style:text-underline-style="none"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2.794cm" svg:height="2.159cm" svg:x="6.715cm" svg:y="2.67cm">
          <text:p text:style-name="P1"><text:span text:style-name="T1">Инициали-</text:span></text:p>
          <text:p text:style-name="P1"><text:span text:style-name="T1">зация</text:span></text:p>
        </draw:ellipse>
        <draw:ellipse draw:style-name="gr1" draw:text-style-name="P2" draw:layer="layout" svg:width="2.667cm" svg:height="2.159cm" svg:x="6.899cm" svg:y="6.48cm">
          <text:p text:style-name="P1"><text:span text:style-name="T1">Ожидание</text:span></text:p>
        </draw:ellipse>
        <draw:ellipse draw:style-name="gr1" draw:text-style-name="P2" draw:layer="layout" svg:width="3.175cm" svg:height="2.013cm" svg:x="4.175cm" svg:y="10.036cm">
          <text:p text:style-name="P1"><text:span text:style-name="T1">Запись</text:span></text:p>
          <text:p text:style-name="P1"><text:span text:style-name="T1">сигнала</text:span></text:p>
        </draw:ellipse>
        <draw:ellipse draw:style-name="gr1" draw:text-style-name="P2" draw:layer="layout" svg:width="3.302cm" svg:height="2.267cm" svg:x="9.636cm" svg:y="10.036cm">
          <text:p text:style-name="P1"><text:span text:style-name="T1">Декодирование</text:span></text:p>
          <text:p text:style-name="P1"><text:span text:style-name="T1">сообщений</text:span></text:p>
        </draw:ellipse>
        <draw:ellipse draw:style-name="gr1" draw:text-style-name="P2" draw:layer="layout" svg:width="2.921cm" svg:height="2.14cm" svg:x="11.795cm" svg:y="6.353cm">
          <text:p text:style-name="P1"><text:span text:style-name="T1">Технологи-</text:span></text:p>
          <text:p text:style-name="P1"><text:span text:style-name="T1">ческий</text:span></text:p>
          <text:p text:style-name="P1"><text:span text:style-name="T1">режим</text:span></text:p>
        </draw:ellipse>
        <draw:ellipse draw:style-name="gr1" draw:text-style-name="P1" draw:layer="layout" svg:width="2.667cm" svg:height="1.905cm" svg:x="2.651cm" svg:y="6.715cm">
          <text:p text:style-name="P1">0</text:p>
        </draw:ellipse>
        <draw:line draw:style-name="gr2" draw:text-style-name="P1" draw:layer="layout" svg:x1="8.366cm" svg:y1="4.829cm" svg:x2="8.366cm" svg:y2="6.48cm">
          <text:p/>
        </draw:line>
        <draw:line draw:style-name="gr3" draw:text-style-name="P1" draw:layer="layout" svg:x1="7.096cm" svg:y1="8.131cm" svg:x2="5.826cm" svg:y2="10.017cm">
          <text:p/>
        </draw:line>
        <draw:line draw:style-name="gr2" draw:text-style-name="P1" draw:layer="layout" svg:x1="6.715cm" svg:y1="10.163cm" svg:x2="7.731cm" svg:y2="8.512cm">
          <text:p/>
        </draw:line>
        <draw:line draw:style-name="gr2" draw:text-style-name="P1" draw:layer="layout" svg:x1="8.62cm" svg:y1="8.62cm" svg:x2="10.144cm" svg:y2="10.398cm">
          <text:p/>
        </draw:line>
        <draw:line draw:style-name="gr2" draw:text-style-name="P1" draw:layer="layout" svg:x1="10.906cm" svg:y1="10.036cm" svg:x2="9.255cm" svg:y2="8.258cm">
          <text:p/>
        </draw:line>
        <draw:line draw:style-name="gr2" draw:text-style-name="P1" draw:layer="layout" svg:x1="9.509cm" svg:y1="7.115cm" svg:x2="11.922cm" svg:y2="7.115cm">
          <text:p/>
        </draw:line>
        <draw:line draw:style-name="gr2" draw:text-style-name="P1" draw:layer="layout" svg:x1="11.795cm" svg:y1="7.75cm" svg:x2="9.509cm" svg:y2="7.75cm">
          <text:p/>
        </draw:line>
        <draw:line draw:style-name="gr2" draw:text-style-name="P1" draw:layer="layout" svg:x1="4.683cm" svg:y1="6.842cm" svg:x2="6.842cm" svg:y2="4.175cm">
          <text:p/>
        </draw:line>
        <draw:line draw:style-name="gr2" draw:text-style-name="P1" draw:layer="layout" svg:x1="7.858cm" svg:y1="6.48cm" svg:x2="7.858cm" svg:y2="4.829cm">
          <text:p/>
        </draw:line>
        <draw:ellipse draw:style-name="gr1" draw:text-style-name="P2" draw:layer="layout" svg:width="2.667cm" svg:height="2.032cm" svg:x="11.795cm" svg:y="2.797cm">
          <text:p text:style-name="P1"><text:span text:style-name="T1">Сбой</text:span></text:p>
        </draw:ellipse>
        <draw:line draw:style-name="gr4" draw:text-style-name="P1" draw:layer="layout" svg:x1="5.826cm" svg:y1="12.049cm" svg:x2="5.853cm" svg:y2="13.492cm">
          <text:p/>
        </draw:line>
        <draw:line draw:style-name="gr4" draw:text-style-name="P1" draw:layer="layout" svg:x1="11.668cm" svg:y1="12.303cm" svg:x2="11.668cm" svg:y2="13.084cm">
          <text:p/>
        </draw:line>
        <draw:line draw:style-name="gr4" draw:text-style-name="P1" draw:layer="layout" svg:x1="11.668cm" svg:y1="13.084cm" svg:x2="15.097cm" svg:y2="13.084cm">
          <text:p/>
        </draw:line>
        <draw:line draw:style-name="gr4" draw:text-style-name="P1" draw:layer="layout" svg:x1="15.097cm" svg:y1="13.084cm" svg:x2="15.097cm" svg:y2="4.048cm">
          <text:p/>
        </draw:line>
        <draw:line draw:style-name="gr2" draw:text-style-name="P1" draw:layer="layout" svg:x1="15.097cm" svg:y1="4.013cm" svg:x2="14.462cm" svg:y2="4.013cm">
          <text:p/>
        </draw:line>
        <draw:line draw:style-name="gr4" draw:text-style-name="P1" draw:layer="layout" svg:x1="5.826cm" svg:y1="13.446cm" svg:x2="15.859cm" svg:y2="13.465cm">
          <text:p/>
        </draw:line>
        <draw:line draw:style-name="gr4" draw:text-style-name="P1" draw:layer="layout" svg:x1="15.859cm" svg:y1="13.465cm" svg:x2="15.859cm" svg:y2="3.54cm">
          <text:p/>
        </draw:line>
        <draw:line draw:style-name="gr2" draw:text-style-name="P1" draw:layer="layout" svg:x1="15.859cm" svg:y1="3.513cm" svg:x2="14.462cm" svg:y2="3.513cm">
          <text:p/>
        </draw:line>
        <draw:line draw:style-name="gr2" draw:text-style-name="P1" draw:layer="layout" svg:x1="13.319cm" svg:y1="6.226cm" svg:x2="13.319cm" svg:y2="4.829cm">
          <text:p/>
        </draw:line>
        <draw:line draw:style-name="gr2" draw:text-style-name="P1" draw:layer="layout" svg:x1="9.509cm" svg:y1="3.413cm" svg:x2="11.922cm" svg:y2="3.413cm">
          <text:p/>
        </draw:line>
        <draw:line draw:style-name="gr2" draw:text-style-name="P1" draw:layer="layout" svg:x1="11.922cm" svg:y1="4.175cm" svg:x2="9.382cm" svg:y2="4.175cm">
          <text:p/>
        </draw:line>
        <draw:frame draw:style-name="gr5" draw:text-style-name="P3" draw:layer="layout" svg:width="1.978cm" svg:height="0.645cm" draw:transform="rotate (0.86673050654022) translate (4.447cm 5.965cm)">
          <draw:text-box>
            <text:p><text:span text:style-name="T2">КК_РИ</text:span></text:p>
          </draw:text-box>
        </draw:frame>
        <draw:frame draw:style-name="gr5" draw:text-style-name="P3" draw:layer="layout" svg:width="2.247cm" svg:height="0.645cm" draw:transform="rotate (0.97162479458506) translate (5.313cm 9.251cm)">
          <draw:text-box>
            <text:p><text:span text:style-name="T2">КК_ЗС</text:span></text:p>
          </draw:text-box>
        </draw:frame>
        <draw:frame draw:style-name="gr6" draw:text-style-name="P3" draw:layer="layout" svg:width="1.814cm" svg:height="0.645cm" svg:x="9.614cm" svg:y="2.751cm">
          <draw:text-box>
            <text:p><text:span text:style-name="T2">Ошибка</text:span></text:p>
          </draw:text-box>
        </draw:frame>
        <draw:frame draw:style-name="gr6" draw:text-style-name="P3" draw:layer="layout" svg:width="1.814cm" svg:height="0.645cm" svg:x="12.584cm" svg:y="12.376cm">
          <draw:text-box>
            <text:p><text:span text:style-name="T2">Ошибка</text:span></text:p>
          </draw:text-box>
        </draw:frame>
        <draw:frame draw:style-name="gr6" draw:text-style-name="P3" draw:layer="layout" svg:width="1.814cm" svg:height="0.645cm" svg:x="7.35cm" svg:y="12.83cm">
          <draw:text-box>
            <text:p><text:span text:style-name="T2">Ошибка</text:span></text:p>
          </draw:text-box>
        </draw:frame>
        <draw:frame draw:style-name="gr7" draw:text-style-name="P3" draw:layer="layout" svg:width="0.93cm" svg:height="0.645cm" draw:transform="rotate (1.06412724494074) translate (6.295cm 9.66cm)">
          <draw:text-box>
            <text:p><text:span text:style-name="T2">Ок</text:span></text:p>
          </draw:text-box>
        </draw:frame>
        <draw:frame draw:style-name="gr8" draw:text-style-name="P3" draw:layer="layout" svg:width="1.594cm" svg:height="0.645cm" draw:transform="rotate (-0.872839158923386) translate (9.374cm 8.443cm)">
          <draw:text-box>
            <text:p><text:span text:style-name="T2">КК_ДС</text:span></text:p>
          </draw:text-box>
        </draw:frame>
        <draw:frame draw:style-name="gr7" draw:text-style-name="P3" draw:layer="layout" svg:width="0.93cm" svg:height="0.645cm" draw:transform="rotate (-0.810007305851603) translate (10.145cm 8.283cm)">
          <draw:text-box>
            <text:p><text:span text:style-name="T2">Ок</text:span></text:p>
          </draw:text-box>
        </draw:frame>
        <draw:frame draw:style-name="gr9" draw:text-style-name="P3" draw:layer="layout" svg:width="1.552cm" svg:height="0.645cm" svg:x="9.79cm" svg:y="6.453cm">
          <draw:text-box>
            <text:p><text:span text:style-name="T2">КК_ТР</text:span></text:p>
          </draw:text-box>
        </draw:frame>
        <draw:frame draw:style-name="gr10" draw:text-style-name="P3" draw:layer="layout" svg:width="1.603cm" svg:height="0.645cm" svg:x="9.944cm" svg:y="7.169cm">
          <draw:text-box>
            <text:p><text:span text:style-name="T2">КК_РО</text:span></text:p>
          </draw:text-box>
        </draw:frame>
        <draw:frame draw:style-name="gr11" draw:text-style-name="P4" draw:layer="layout" svg:width="3.067cm" svg:height="0.725cm" svg:x="6.715cm" svg:y="1.081cm">
          <draw:text-box>
            <text:p><text:span text:style-name="T3">Рисунок №4</text:span></text:p>
          </draw:text-box>
        </draw:frame>
        <draw:frame draw:style-name="gr12" draw:text-style-name="P3" draw:layer="layout" svg:width="1.59cm" svg:height="0.645cm" svg:x="9.817cm" svg:y="3.594cm">
          <draw:text-box>
            <text:p><text:span text:style-name="T2">КК_РИ</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iberation Sans'" style:font-family-generic-asian="system" style:font-pitch-asian="variable" style:font-size-asian="24pt" style:language-asian="zh" style:country-asian="CN" style:font-family-complex="'Liberation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475cm" fo:min-width="2.567cm"/>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marker-end="Symmetric_20_Arrow" draw:marker-end-width="0.3cm" draw:fill="none" draw:textarea-vertical-align="middle"/>
    </style:style>
    <style:style style:name="gr5" style:family="graphic" style:parent-style-name="objectwithoutfill">
      <style:graphic-properties draw:stroke="dash" draw:stroke-dash="Fine_20_Dashed"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size="12pt" style:text-underline-style="none" fo:font-weight="bold" style:font-size-asian="12pt" style:font-weight-asian="bold" style:font-size-complex="12pt" style:font-weight-complex="bold"/>
    </style:style>
    <style:style style:name="P2" style:family="paragraph">
      <style:paragraph-properties fo:text-align="center"/>
    </style:style>
    <style:style style:name="P3" style:family="paragraph">
      <style:paragraph-properties fo:text-align="center"/>
      <style:text-properties fo:font-size="8pt" style:font-size-asian="8pt" style:font-size-complex="8pt"/>
    </style:style>
    <style:style style:name="P4" style:family="paragraph">
      <style:paragraph-properties fo:text-align="center"/>
      <style:text-properties fo:font-size="10pt" style:font-size-asian="10pt" style:font-size-complex="10pt"/>
    </style:style>
    <style:style style:name="T1" style:family="text">
      <style:text-properties fo:font-size="12pt" style:text-underline-style="none" fo:font-weight="bold" style:font-size-asian="12pt" style:font-weight-asian="bold" style:font-size-complex="12pt" style:font-weight-complex="bold"/>
    </style:style>
    <style:style style:name="T2" style:family="text">
      <style:text-properties fo:font-size="8pt" style:font-size-asian="8pt" style:font-size-complex="8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067cm" svg:height="0.725cm" svg:x="5.799cm" svg:y="1.254cm">
          <draw:text-box>
            <text:p><text:span text:style-name="T1">Рисунок №2</text:span></text:p>
          </draw:text-box>
        </draw:frame>
        <draw:rect draw:style-name="gr2" draw:text-style-name="P2" draw:layer="layout" svg:width="1.524cm" svg:height="7.62cm" svg:x="6.757cm" svg:y="2.397cm">
          <text:p/>
        </draw:rect>
        <draw:custom-shape draw:style-name="gr3" draw:text-style-name="P3" draw:layer="layout" svg:width="1.397cm" svg:height="0.889cm" svg:x="1.281cm" svg:y="3.286cm">
          <text:p text:style-name="P2"><text:span text:style-name="T2">Пакет №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2" draw:layer="layout" svg:width="1.397cm" svg:height="0.889cm" svg:x="3.159cm" svg:y="3.286cm">
          <text:p text:style-name="P2"><text:span text:style-name="T2">Пакет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2" draw:layer="layout" svg:width="1.397cm" svg:height="0.889cm" svg:x="4.964cm" svg:y="3.286cm">
          <text:p text:style-name="P2"><text:span text:style-name="T2">Пакет №3</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 draw:text-style-name="P2" draw:layer="layout" svg:x1="2.578cm" svg:y1="3.667cm" svg:x2="3.213cm" svg:y2="3.667cm">
          <text:p/>
        </draw:line>
        <draw:line draw:style-name="gr4" draw:text-style-name="P2" draw:layer="layout" svg:x1="4.356cm" svg:y1="3.667cm" svg:x2="4.991cm" svg:y2="3.667cm">
          <text:p/>
        </draw:line>
        <draw:line draw:style-name="gr4" draw:text-style-name="P2" draw:layer="layout" svg:x1="6.161cm" svg:y1="3.667cm" svg:x2="6.796cm" svg:y2="3.667cm">
          <text:p/>
        </draw:line>
        <draw:custom-shape draw:style-name="gr3" draw:text-style-name="P3" draw:layer="layout" svg:width="1.397cm" svg:height="0.889cm" svg:x="8.782cm" svg:y="2.778cm">
          <text:p text:style-name="P3"><text:span text:style-name="T2">Массив</text:span></text:p>
          <text:p text:style-name="P3"><text:span text:style-name="T2">№</text:span><text:span text:style-name="T2">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2" draw:layer="layout" svg:width="1.397cm" svg:height="0.889cm" svg:x="10.733cm" svg:y="2.778cm">
          <text:p text:style-name="P3"><text:span text:style-name="T2">Массив</text:span></text:p>
          <text:p text:style-name="P3"><text:span text:style-name="T2">№</text:span><text:span text:style-name="T2">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2" draw:layer="layout" svg:width="1.397cm" svg:height="0.889cm" svg:x="8.782cm" svg:y="4.81cm">
          <text:p text:style-name="P3"><text:span text:style-name="T2">Массив</text:span></text:p>
          <text:p text:style-name="P3"><text:span text:style-name="T2">№</text:span><text:span text:style-name="T2">3</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2" draw:layer="layout" svg:width="1.397cm" svg:height="0.889cm" svg:x="8.782cm" svg:y="8.142cm">
          <text:p text:style-name="P3"><text:span text:style-name="T2">Массив</text:span></text:p>
          <text:p text:style-name="P3"><text:span text:style-name="T2">№</text:span><text:span text:style-name="T2">M</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2" draw:layer="layout" svg:width="1.397cm" svg:height="0.889cm" svg:x="10.787cm" svg:y="4.81cm">
          <text:p text:style-name="P3"><text:span text:style-name="T2">Массив</text:span></text:p>
          <text:p text:style-name="P3"><text:span text:style-name="T2">№</text:span><text:span text:style-name="T2">4</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 draw:text-style-name="P2" draw:layer="layout" svg:x1="8.193cm" svg:y1="3.159cm" svg:x2="8.828cm" svg:y2="3.159cm">
          <text:p/>
        </draw:line>
        <draw:line draw:style-name="gr4" draw:text-style-name="P2" draw:layer="layout" svg:x1="10.125cm" svg:y1="3.159cm" svg:x2="10.76cm" svg:y2="3.159cm">
          <text:p/>
        </draw:line>
        <draw:line draw:style-name="gr4" draw:text-style-name="P2" draw:layer="layout" svg:x1="8.22cm" svg:y1="5.064cm" svg:x2="8.855cm" svg:y2="5.064cm">
          <text:p/>
        </draw:line>
        <draw:line draw:style-name="gr4" draw:text-style-name="P2" draw:layer="layout" svg:x1="10.252cm" svg:y1="5.064cm" svg:x2="10.887cm" svg:y2="5.064cm">
          <text:p/>
        </draw:line>
        <draw:line draw:style-name="gr4" draw:text-style-name="P2" draw:layer="layout" svg:x1="8.247cm" svg:y1="8.523cm" svg:x2="8.882cm" svg:y2="8.523cm">
          <text:p/>
        </draw:line>
        <draw:rect draw:style-name="gr2" draw:text-style-name="P4" draw:layer="layout" svg:width="2.032cm" svg:height="1.651cm" svg:x="12.919cm" svg:y="2.27cm">
          <text:p text:style-name="P2"><text:span text:style-name="T3">Системная</text:span></text:p>
          <text:p text:style-name="P2"><text:span text:style-name="T3">задача</text:span></text:p>
        </draw:rect>
        <draw:rect draw:style-name="gr2" draw:text-style-name="P4" draw:layer="layout" svg:width="2.032cm" svg:height="1.651cm" svg:x="12.919cm" svg:y="4.483cm">
          <text:p text:style-name="P2"><text:span text:style-name="T3">Целевая</text:span></text:p>
          <text:p text:style-name="P2"><text:span text:style-name="T3">Задача №1</text:span></text:p>
        </draw:rect>
        <draw:rect draw:style-name="gr2" draw:text-style-name="P4" draw:layer="layout" svg:width="2.159cm" svg:height="1.778cm" svg:x="12.919cm" svg:y="7.769cm">
          <text:p text:style-name="P4"><text:span text:style-name="T3">Целевая</text:span></text:p>
          <text:p text:style-name="P4"><text:span text:style-name="T3">Задача №N</text:span></text:p>
        </draw:rect>
        <draw:line draw:style-name="gr5" draw:text-style-name="P2" draw:layer="layout" svg:x1="8.728cm" svg:y1="7.223cm" svg:x2="11.776cm" svg:y2="7.223cm">
          <text:p/>
        </draw:line>
        <draw:custom-shape draw:style-name="gr3" draw:text-style-name="P2" draw:layer="layout" svg:width="1.397cm" svg:height="0.889cm" svg:x="11.014cm" svg:y="8.139cm">
          <text:p text:style-name="P3"><text:span text:style-name="T2">Массив</text:span></text:p>
          <text:p text:style-name="P3"><text:span text:style-name="T2">№</text:span><text:span text:style-name="T2">M+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 draw:text-style-name="P2" draw:layer="layout" svg:x1="10.379cm" svg:y1="8.493cm" svg:x2="11.014cm" svg:y2="8.493cm">
          <text:p/>
        </draw:line>
        <draw:line draw:style-name="gr4" draw:text-style-name="P2" draw:layer="layout" svg:x1="12.411cm" svg:y1="8.493cm" svg:x2="13.046cm" svg:y2="8.493cm">
          <text:p/>
        </draw:line>
        <draw:line draw:style-name="gr4" draw:text-style-name="P2" draw:layer="layout" svg:x1="12.284cm" svg:y1="5.191cm" svg:x2="12.919cm" svg:y2="5.191cm">
          <text:p/>
        </draw:line>
        <draw:line draw:style-name="gr4" draw:text-style-name="P2" draw:layer="layout" svg:x1="12.284cm" svg:y1="3.159cm" svg:x2="12.919cm" svg:y2="3.159cm">
          <text:p/>
        </draw:line>
        <draw:frame draw:style-name="gr6" draw:layer="layout" svg:width="3.601cm" svg:height="0.962cm" svg:x="2.016cm" svg:y="4.937cm">
          <draw:text-box>
            <text:p>SpaceWire</text:p>
          </draw:text-box>
        </draw:frame>
        <draw:frame draw:style-name="gr6" draw:layer="layout" svg:width="1.776cm" svg:height="0.962cm" svg:x="9.701cm" svg:y="9.536cm">
          <draw:text-box>
            <text:p>ОЗУ</text:p>
          </draw:text-box>
        </draw:frame>
        <draw:frame draw:style-name="gr6" draw:layer="layout" svg:width="5.425cm" svg:height="0.962cm" draw:transform="rotate (-1.56870193169339) translate (7.965cm 3.418cm)">
          <draw:text-box>
            <text:p text:style-name="P2">Обменный поток</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iberation Sans'" style:font-family-generic-asian="system" style:font-pitch-asian="variable" style:font-size-asian="24pt" style:language-asian="zh" style:country-asian="CN" style:font-family-complex="'Liberation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475cm" fo:min-width="2.567cm"/>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409cm" fo:min-width="0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stroke="dash" draw:stroke-dash="Fine_20_Dashed" draw:fill="none" draw:textarea-vertical-align="middle"/>
    </style:style>
    <style:style style:name="P1" style:family="paragraph">
      <style:text-properties fo:font-size="12pt" fo:font-weight="bold" style:font-size-asian="12pt" style:font-weight-asian="bold" style:font-size-complex="12pt" style:font-weight-complex="bold"/>
    </style:style>
    <style:style style:name="P2" style:family="paragraph">
      <style:paragraph-properties fo:text-align="center"/>
    </style:style>
    <style:style style:name="P3" style:family="paragraph">
      <style:paragraph-properties fo:text-align="center"/>
      <style:text-properties fo:font-size="8pt" style:font-size-asian="8pt" style:font-size-complex="8pt"/>
    </style:style>
    <style:style style:name="P4" style:family="paragraph">
      <style:text-properties fo:font-size="10pt" style:font-size-asian="10pt" style:font-size-complex="10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8pt" style:font-size-asian="8pt" style:font-size-complex="8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067cm" svg:height="0.725cm" svg:x="5.834cm" svg:y="1.381cm">
          <draw:text-box>
            <text:p><text:span text:style-name="T1">Рисунок №3</text:span></text:p>
          </draw:text-box>
        </draw:frame>
        <draw:rect draw:style-name="gr2" draw:text-style-name="P2" draw:layer="layout" svg:width="1.651cm" svg:height="7.874cm" svg:x="6.38cm" svg:y="2.705cm">
          <text:p/>
        </draw:rect>
        <draw:custom-shape draw:style-name="gr3" draw:text-style-name="P3" draw:layer="layout" svg:width="1.397cm" svg:height="0.889cm" svg:x="2.081cm" svg:y="3.586cm">
          <text:p text:style-name="P3"><text:span text:style-name="T2">Массив</text:span></text:p>
          <text:p text:style-name="P3"><text:span text:style-name="T2">№</text:span><text:span text:style-name="T2">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397cm" svg:height="0.889cm" svg:x="4.124cm" svg:y="3.559cm">
          <text:p text:style-name="P3"><text:span text:style-name="T2">Массив</text:span></text:p>
          <text:p text:style-name="P3"><text:span text:style-name="T2">№</text:span><text:span text:style-name="T2">1</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rect draw:style-name="gr2" draw:text-style-name="P2" draw:layer="layout" svg:width="0.508cm" svg:height="1.778cm" svg:x="6.115cm" svg:y="3.159cm">
          <text:p/>
        </draw:rect>
        <draw:frame draw:style-name="gr4" draw:text-style-name="P4" draw:layer="layout" svg:width="1.755cm" svg:height="0.659cm" draw:transform="rotate (-1.56049888420902) translate (6.746cm 3.276cm)">
          <draw:text-box>
            <text:p text:style-name="P4"><text:span text:style-name="T3">Тип №1</text:span></text:p>
          </draw:text-box>
        </draw:frame>
        <draw:line draw:style-name="gr5" draw:text-style-name="P2" draw:layer="layout" svg:x1="3.52cm" svg:y1="3.964cm" svg:x2="4.155cm" svg:y2="3.964cm">
          <text:p/>
        </draw:line>
        <draw:line draw:style-name="gr5" draw:text-style-name="P2" draw:layer="layout" svg:x1="5.52cm" svg:y1="3.964cm" svg:x2="6.155cm" svg:y2="3.964cm">
          <text:p/>
        </draw:line>
        <draw:line draw:style-name="gr5" draw:text-style-name="P2" draw:layer="layout" svg:x1="8.02cm" svg:y1="5.464cm" svg:x2="8.655cm" svg:y2="5.464cm">
          <text:p/>
        </draw:line>
        <draw:custom-shape draw:style-name="gr3" draw:text-style-name="P3" draw:layer="layout" svg:width="1.397cm" svg:height="0.889cm" svg:x="2.081cm" svg:y="5.586cm">
          <text:p text:style-name="P3"><text:span text:style-name="T2">Массив</text:span></text:p>
          <text:p text:style-name="P3"><text:span text:style-name="T2">№</text:span><text:span text:style-name="T2">3</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397cm" svg:height="0.889cm" svg:x="4.181cm" svg:y="5.586cm">
          <text:p text:style-name="P3"><text:span text:style-name="T2">Массив</text:span></text:p>
          <text:p text:style-name="P3"><text:span text:style-name="T2">№</text:span><text:span text:style-name="T2">4</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397cm" svg:height="0.889cm" svg:x="4.281cm" svg:y="8.586cm">
          <text:p text:style-name="P3"><text:span text:style-name="T2">Массив</text:span></text:p>
          <text:p text:style-name="P3"><text:span text:style-name="T2">№</text:span><text:span text:style-name="T2">K</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rect draw:style-name="gr2" draw:text-style-name="P2" draw:layer="layout" svg:width="0.508cm" svg:height="1.778cm" svg:x="6.115cm" svg:y="5.459cm">
          <text:p/>
        </draw:rect>
        <draw:frame draw:style-name="gr4" draw:text-style-name="P4" draw:layer="layout" svg:width="1.755cm" svg:height="0.659cm" draw:transform="rotate (-1.56049888420902) translate (6.747cm 5.576cm)">
          <draw:text-box>
            <text:p text:style-name="P4"><text:span text:style-name="T3">Тип №1</text:span></text:p>
          </draw:text-box>
        </draw:frame>
        <draw:rect draw:style-name="gr2" draw:text-style-name="P2" draw:layer="layout" svg:width="0.508cm" svg:height="1.778cm" svg:x="6.115cm" svg:y="8.059cm">
          <text:p/>
        </draw:rect>
        <draw:frame draw:style-name="gr4" draw:text-style-name="P4" draw:layer="layout" svg:width="1.755cm" svg:height="0.645cm" draw:transform="rotate (-1.56049888420902) translate (6.748cm 8.176cm)">
          <draw:text-box>
            <text:p text:style-name="P4"><text:span text:style-name="T3">Тип №1</text:span></text:p>
          </draw:text-box>
        </draw:frame>
        <draw:frame draw:style-name="gr6" draw:layer="layout" svg:width="5.425cm" svg:height="0.962cm" draw:transform="rotate (-1.57341432067378) translate (7.818cm 3.858cm)">
          <draw:text-box>
            <text:p>Обменный поток</text:p>
          </draw:text-box>
        </draw:frame>
        <draw:custom-shape draw:style-name="gr3" draw:text-style-name="P3" draw:layer="layout" svg:width="1.397cm" svg:height="0.889cm" svg:x="8.581cm" svg:y="5.086cm">
          <text:p text:style-name="P3"><text:span text:style-name="T2">Пакет №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2" draw:layer="layout" svg:width="1.397cm" svg:height="0.889cm" svg:x="10.559cm" svg:y="5.086cm">
          <text:p text:style-name="P2"><text:span text:style-name="T2">Пакет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2" draw:layer="layout" svg:width="1.397cm" svg:height="0.889cm" svg:x="12.564cm" svg:y="5.086cm">
          <text:p text:style-name="P2"><text:span text:style-name="T2">Пакет №3</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 draw:text-style-name="P2" draw:layer="layout" svg:x1="9.978cm" svg:y1="5.467cm" svg:x2="10.613cm" svg:y2="5.467cm">
          <text:p/>
        </draw:line>
        <draw:line draw:style-name="gr5" draw:text-style-name="P2" draw:layer="layout" svg:x1="11.956cm" svg:y1="5.467cm" svg:x2="12.591cm" svg:y2="5.467cm">
          <text:p/>
        </draw:line>
        <draw:line draw:style-name="gr5" draw:text-style-name="P2" draw:layer="layout" svg:x1="3.52cm" svg:y1="5.964cm" svg:x2="4.155cm" svg:y2="5.964cm">
          <text:p/>
        </draw:line>
        <draw:line draw:style-name="gr5" draw:text-style-name="P2" draw:layer="layout" svg:x1="5.52cm" svg:y1="5.964cm" svg:x2="6.155cm" svg:y2="5.964cm">
          <text:p/>
        </draw:line>
        <draw:line draw:style-name="gr5" draw:text-style-name="P2" draw:layer="layout" svg:x1="5.62cm" svg:y1="8.864cm" svg:x2="6.255cm" svg:y2="8.864cm">
          <text:p/>
        </draw:line>
        <draw:frame draw:style-name="gr6" draw:layer="layout" svg:width="3.601cm" svg:height="0.962cm" svg:x="9.263cm" svg:y="7.204cm">
          <draw:text-box>
            <text:p>SpaceWire</text:p>
          </draw:text-box>
        </draw:frame>
        <draw:frame draw:style-name="gr6" draw:layer="layout" svg:width="1.776cm" svg:height="0.962cm" svg:x="1.843cm" svg:y="8.509cm">
          <draw:text-box>
            <text:p>ОЗУ</text:p>
          </draw:text-box>
        </draw:frame>
        <draw:line draw:style-name="gr7" draw:text-style-name="P2" draw:layer="layout" svg:x1="2.143cm" svg:y1="7.604cm" svg:x2="4.683cm" svg:y2="7.604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iberation Sans'" style:font-family-generic-asian="system" style:font-pitch-asian="variable" style:font-size-asian="24pt" style:language-asian="zh" style:country-asian="CN" style:font-family-complex="'Liberation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stroke="dash" draw:stroke-dash="Fine_20_Dashed_20__28_var_29_"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159cm" svg:height="4.699cm" svg:x="3.032cm" svg:y="3.959cm">
          <text:p/>
        </draw:rect>
        <draw:rect draw:style-name="gr1" draw:text-style-name="P1" draw:layer="layout" svg:width="2.159cm" svg:height="4.953cm" svg:x="9.601cm" svg:y="3.794cm">
          <text:p/>
        </draw:rect>
        <draw:line draw:style-name="gr2" draw:text-style-name="P1" draw:layer="layout" svg:x1="5.191cm" svg:y1="5.064cm" svg:x2="9.636cm" svg:y2="5.064cm">
          <text:p/>
        </draw:line>
        <draw:line draw:style-name="gr3" draw:text-style-name="P1" draw:layer="layout" svg:x1="4.048cm" svg:y1="8.658cm" svg:x2="4.048cm" svg:y2="9.166cm">
          <text:p/>
        </draw:line>
        <draw:line draw:style-name="gr3" draw:text-style-name="P1" draw:layer="layout" svg:x1="4.048cm" svg:y1="9.166cm" svg:x2="6.08cm" svg:y2="9.166cm">
          <text:p/>
        </draw:line>
        <draw:line draw:style-name="gr3" draw:text-style-name="P1" draw:layer="layout" svg:x1="6.08cm" svg:y1="9.166cm" svg:x2="6.08cm" svg:y2="3.07cm">
          <text:p/>
        </draw:line>
        <draw:line draw:style-name="gr3" draw:text-style-name="P1" draw:layer="layout" svg:x1="6.08cm" svg:y1="3.07cm" svg:x2="4.048cm" svg:y2="3.07cm">
          <text:p/>
        </draw:line>
        <draw:line draw:style-name="gr2" draw:text-style-name="P1" draw:layer="layout" svg:x1="4.048cm" svg:y1="3.07cm" svg:x2="4.048cm" svg:y2="3.959cm">
          <text:p/>
        </draw:line>
        <draw:line draw:style-name="gr4" draw:text-style-name="P1" draw:layer="layout" svg:x1="4.048cm" svg:y1="3.07cm" svg:x2="4.048cm" svg:y2="1.927cm">
          <text:p/>
        </draw:line>
        <draw:line draw:style-name="gr4" draw:text-style-name="P1" draw:layer="layout" svg:x1="4.048cm" svg:y1="9.166cm" svg:x2="4.048cm" svg:y2="10.309cm">
          <text:p/>
        </draw:line>
        <draw:line draw:style-name="gr2" draw:text-style-name="P1" draw:layer="layout" svg:x1="9.509cm" svg:y1="5.699cm" svg:x2="5.191cm" svg:y2="5.699cm">
          <text:p/>
        </draw:line>
        <draw:frame draw:style-name="gr5" draw:text-style-name="P2" draw:layer="layout" svg:width="3.067cm" svg:height="0.725cm" svg:x="6.334cm" svg:y="1.254cm">
          <draw:text-box>
            <text:p text:style-name="P2"><text:span text:style-name="T1">Рисунок №5</text:span></text:p>
          </draw:text-box>
        </draw:frame>
        <draw:frame draw:style-name="gr5" draw:text-style-name="P3" draw:layer="layout" svg:width="4.663cm" svg:height="0.725cm" draw:transform="rotate (-1.55142317209865) translate (11.043cm 3.977cm)">
          <draw:text-box>
            <text:p text:style-name="P3"><text:span text:style-name="T2">Поток планировщика</text:span></text:p>
          </draw:text-box>
        </draw:frame>
        <draw:frame draw:style-name="gr5" draw:text-style-name="P3" draw:layer="layout" svg:width="3.406cm" svg:height="1.199cm" draw:transform="rotate (-1.55142317209865) translate (4.644cm 4.378cm)">
          <draw:text-box>
            <text:p text:style-name="P3"><text:span text:style-name="T2">Поток целевой</text:span></text:p>
            <text:p text:style-name="P3"><text:span text:style-name="T2">задачи</text:span></text:p>
          </draw:text-box>
        </draw:frame>
        <draw:frame draw:style-name="gr5" draw:text-style-name="P3" draw:layer="layout" svg:width="1.979cm" svg:height="0.725cm" svg:x="4.429cm" svg:y="2.016cm">
          <draw:text-box>
            <text:p text:style-name="P3"><text:span text:style-name="T2">Начало</text:span></text:p>
          </draw:text-box>
        </draw:frame>
        <draw:frame draw:style-name="gr5" draw:text-style-name="P3" draw:layer="layout" svg:width="2.97cm" svg:height="0.725cm" svg:x="4.429cm" svg:y="9.636cm">
          <draw:text-box>
            <text:p text:style-name="P3"><text:span text:style-name="T2">Завершение</text:span></text:p>
          </draw:text-box>
        </draw:frame>
        <draw:frame draw:style-name="gr5" draw:text-style-name="P4" draw:layer="layout" svg:width="2.864cm" svg:height="1.039cm" svg:x="5.93cm" svg:y="4.017cm">
          <draw:text-box>
            <text:p text:style-name="P4"><text:span text:style-name="T3">Добровольная</text:span></text:p>
            <text:p text:style-name="P4"><text:span text:style-name="T3">блокировка</text:span></text:p>
          </draw:text-box>
        </draw:frame>
        <draw:frame draw:style-name="gr5" draw:text-style-name="P4" draw:layer="layout" svg:width="2.526cm" svg:height="1.039cm" svg:x="6.034cm" svg:y="5.653cm">
          <draw:text-box>
            <text:p text:style-name="P4"><text:span text:style-name="T3">Разрешение</text:span></text:p>
            <text:p text:style-name="P4"><text:span text:style-name="T3">продолжить</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iberation Sans'" style:font-family-generic-asian="system" style:font-pitch-asian="variable" style:font-size-asian="24pt" style:language-asian="zh" style:country-asian="CN" style:font-family-complex="'Liberation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stroke="dash" draw:stroke-dash="Fine_20_Dashed_20__28_var_29_" draw:marker-end="Arrow" draw:marker-end-width="0.3cm" draw:fill="none" draw:textarea-vertical-align="middle"/>
    </style:style>
    <style:style style:name="P1" style:family="paragraph">
      <style:text-properties fo:font-size="12pt" fo:font-weight="bold" style:font-size-asian="12pt" style:font-weight-asian="bold" style:font-size-complex="12pt"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067cm" svg:height="0.725cm" svg:x="5.853cm" svg:y="1.208cm">
          <draw:text-box>
            <text:p text:style-name="P1"><text:span text:style-name="T1">Рисунок №6</text:span></text:p>
          </draw:text-box>
        </draw:frame>
        <draw:rect draw:style-name="gr2" draw:text-style-name="P2" draw:layer="layout" svg:width="2.159cm" svg:height="6.692cm" svg:x="3.032cm" svg:y="3.96cm">
          <text:p/>
        </draw:rect>
        <draw:rect draw:style-name="gr2" draw:text-style-name="P2" draw:layer="layout" svg:width="2.159cm" svg:height="4.953cm" svg:x="9.601cm" svg:y="3.795cm">
          <text:p/>
        </draw:rect>
        <draw:line draw:style-name="gr3" draw:text-style-name="P2" draw:layer="layout" svg:x1="6.08cm" svg:y1="8.238cm" svg:x2="9.636cm" svg:y2="8.239cm">
          <text:p/>
        </draw:line>
        <draw:line draw:style-name="gr4" draw:text-style-name="P2" draw:layer="layout" svg:x1="4.048cm" svg:y1="10.659cm" svg:x2="4.048cm" svg:y2="12.525cm">
          <text:p/>
        </draw:line>
        <draw:line draw:style-name="gr4" draw:text-style-name="P2" draw:layer="layout" svg:x1="4.048cm" svg:y1="11.367cm" svg:x2="6.08cm" svg:y2="11.367cm">
          <text:p/>
        </draw:line>
        <draw:line draw:style-name="gr4" draw:text-style-name="P2" draw:layer="layout" svg:x1="6.08cm" svg:y1="11.287cm" svg:x2="6.08cm" svg:y2="8.239cm">
          <text:p/>
        </draw:line>
        <draw:line draw:style-name="gr3" draw:text-style-name="P2" draw:layer="layout" svg:x1="4.048cm" svg:y1="1.889cm" svg:x2="4.048cm" svg:y2="3.96cm">
          <text:p/>
        </draw:line>
        <draw:frame draw:style-name="gr1" draw:text-style-name="P3" draw:layer="layout" svg:width="4.663cm" svg:height="0.725cm" draw:transform="rotate (-1.55142317209865) translate (11.043cm 3.978cm)">
          <draw:text-box>
            <text:p text:style-name="P3"><text:span text:style-name="T2">Поток планировщика</text:span></text:p>
          </draw:text-box>
        </draw:frame>
        <draw:frame draw:style-name="gr1" draw:text-style-name="P3" draw:layer="layout" svg:width="3.406cm" svg:height="1.199cm" draw:transform="rotate (-1.55142317209865) translate (4.644cm 4.379cm)">
          <draw:text-box>
            <text:p text:style-name="P3"><text:span text:style-name="T2">Поток целевой</text:span></text:p>
            <text:p text:style-name="P3"><text:span text:style-name="T2">задачи</text:span></text:p>
          </draw:text-box>
        </draw:frame>
        <draw:frame draw:style-name="gr1" draw:text-style-name="P3" draw:layer="layout" svg:width="1.979cm" svg:height="0.725cm" svg:x="4.429cm" svg:y="2.017cm">
          <draw:text-box>
            <text:p text:style-name="P3"><text:span text:style-name="T2">Начало</text:span></text:p>
          </draw:text-box>
        </draw:frame>
        <draw:frame draw:style-name="gr1" draw:text-style-name="P3" draw:layer="layout" svg:width="2.97cm" svg:height="0.725cm" svg:x="4.229cm" svg:y="12.137cm">
          <draw:text-box>
            <text:p text:style-name="P3"><text:span text:style-name="T2">Завершение</text:span></text:p>
          </draw:text-box>
        </draw:frame>
        <draw:frame draw:style-name="gr1" draw:text-style-name="P4" draw:layer="layout" svg:width="3.207cm" svg:height="1.039cm" svg:x="5.929cm" svg:y="3.238cm">
          <draw:text-box>
            <text:p text:style-name="P4"><text:span text:style-name="T3">Принудительная</text:span></text:p>
            <text:p text:style-name="P4"><text:span text:style-name="T3">блокировка</text:span></text:p>
          </draw:text-box>
        </draw:frame>
        <draw:line draw:style-name="gr3" draw:text-style-name="P2" draw:layer="layout" svg:x1="9.636cm" svg:y1="4.302cm" svg:x2="5.191cm" svg:y2="4.302cm">
          <text:p/>
        </draw:line>
        <draw:line draw:style-name="gr3" draw:text-style-name="P2" draw:layer="layout" svg:x1="9.636cm" svg:y1="5.445cm" svg:x2="5.191cm" svg:y2="5.445cm">
          <text:p/>
        </draw:line>
        <draw:line draw:style-name="gr5" draw:text-style-name="P2" draw:layer="layout" svg:x1="9.636cm" svg:y1="6.777cm" svg:x2="5.191cm" svg:y2="6.777cm">
          <text:p/>
        </draw:line>
        <draw:frame draw:style-name="gr1" draw:text-style-name="P4" draw:layer="layout" svg:width="3.211cm" svg:height="1.039cm" svg:x="5.93cm" svg:y="4.539cm">
          <draw:text-box>
            <text:p text:style-name="P4"><text:span text:style-name="T3">Принудительное</text:span></text:p>
            <text:p text:style-name="P4"><text:span text:style-name="T3">продолжение</text:span></text:p>
          </draw:text-box>
        </draw:frame>
        <draw:line draw:style-name="gr5" draw:text-style-name="P2" draw:layer="layout" svg:x1="9.637cm" svg:y1="7.877cm" svg:x2="5.192cm" svg:y2="7.877cm">
          <text:p/>
        </draw:line>
        <draw:frame draw:style-name="gr1" draw:text-style-name="P4" draw:layer="layout" svg:width="3.207cm" svg:height="1.039cm" svg:x="5.93cm" svg:y="5.839cm">
          <draw:text-box>
            <text:p text:style-name="P4"><text:span text:style-name="T3">Принудительная</text:span></text:p>
            <text:p text:style-name="P4"><text:span text:style-name="T3">блокировка</text:span></text:p>
          </draw:text-box>
        </draw:frame>
        <draw:frame draw:style-name="gr1" draw:text-style-name="P4" draw:layer="layout" svg:width="3.211cm" svg:height="1.039cm" svg:x="5.931cm" svg:y="6.84cm">
          <draw:text-box>
            <text:p text:style-name="P4"><text:span text:style-name="T3">Принудительное</text:span></text:p>
            <text:p text:style-name="P4"><text:span text:style-name="T3">продолжение</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iberation Sans'" style:font-family-generic-asian="system" style:font-pitch-asian="variable" style:font-size-asian="24pt" style:language-asian="zh" style:country-asian="CN" style:font-family-complex="'Liberation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dash" draw:stroke-dash="Fine_20_Dashed_20__28_var_29_" draw:marker-end="Arrow" draw:marker-end-width="0.3cm" draw:fill="none" draw:textarea-vertical-align="middle"/>
    </style:style>
    <style:style style:name="gr5" style:family="graphic" style:parent-style-name="objectwithoutfill">
      <style:graphic-properties draw:marker-start="Arrow"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1.557cm" svg:height="1.524cm" svg:x="2.143cm" svg:y="3.189cm">
          <text:p/>
        </draw:rect>
        <draw:rect draw:style-name="gr2" draw:text-style-name="P2" draw:layer="layout" svg:width="2.032cm" svg:height="1.27cm" svg:x="2.97cm" svg:y="7.38cm">
          <text:p text:style-name="P1"><text:span text:style-name="T1">ЦЗ№1</text:span></text:p>
        </draw:rect>
        <draw:rect draw:style-name="gr2" draw:text-style-name="P1" draw:layer="layout" svg:width="2.032cm" svg:height="1.27cm" svg:x="5.87cm" svg:y="7.38cm">
          <text:p text:style-name="P1"><text:span text:style-name="T1">ЦЗ№2</text:span></text:p>
        </draw:rect>
        <draw:rect draw:style-name="gr2" draw:text-style-name="P1" draw:layer="layout" svg:width="2.032cm" svg:height="1.27cm" svg:x="10.17cm" svg:y="7.38cm">
          <text:p text:style-name="P1"><text:span text:style-name="T1">ЦЗ№N</text:span></text:p>
        </draw:rect>
        <draw:line draw:style-name="gr3" draw:text-style-name="P1" draw:layer="layout" svg:x1="1.381cm" svg:y1="8.015cm" svg:x2="3.032cm" svg:y2="8.015cm">
          <text:p/>
        </draw:line>
        <draw:line draw:style-name="gr3" draw:text-style-name="P1" draw:layer="layout" svg:x1="5.064cm" svg:y1="8.015cm" svg:x2="5.953cm" svg:y2="8.015cm">
          <text:p/>
        </draw:line>
        <draw:line draw:style-name="gr4" draw:text-style-name="P1" draw:layer="layout" svg:x1="7.858cm" svg:y1="8.015cm" svg:x2="10.144cm" svg:y2="8.015cm">
          <text:p/>
        </draw:line>
        <draw:line draw:style-name="gr5" draw:text-style-name="P1" draw:layer="layout" svg:x1="5.318cm" svg:y1="8.015cm" svg:x2="5.318cm" svg:y2="4.84cm">
          <text:p/>
        </draw:line>
        <draw:line draw:style-name="gr5" draw:text-style-name="P1" draw:layer="layout" svg:x1="8.618cm" svg:y1="8.016cm" svg:x2="8.618cm" svg:y2="4.841cm">
          <text:p/>
        </draw:line>
        <draw:line draw:style-name="gr5" draw:text-style-name="P1" draw:layer="layout" svg:x1="12.718cm" svg:y1="8.016cm" svg:x2="12.718cm" svg:y2="4.841cm">
          <text:p/>
        </draw:line>
        <draw:line draw:style-name="gr3" draw:text-style-name="P1" draw:layer="layout" svg:x1="12.176cm" svg:y1="8.015cm" svg:x2="13.954cm" svg:y2="8.015cm">
          <text:p/>
        </draw:line>
        <draw:frame draw:style-name="gr6" draw:text-style-name="P3" draw:layer="layout" svg:width="0.858cm" svg:height="0.725cm" svg:x="5.599cm" svg:y="4.875cm">
          <draw:text-box>
            <text:p><text:span text:style-name="T1">t1</text:span></text:p>
          </draw:text-box>
        </draw:frame>
        <draw:frame draw:style-name="gr6" draw:text-style-name="P3" draw:layer="layout" svg:width="0.858cm" svg:height="0.725cm" svg:x="8.799cm" svg:y="4.776cm">
          <draw:text-box>
            <text:p><text:span text:style-name="T1">t2</text:span></text:p>
          </draw:text-box>
        </draw:frame>
        <draw:frame draw:style-name="gr6" draw:text-style-name="P3" draw:layer="layout" svg:width="0.858cm" svg:height="0.725cm" svg:x="12.899cm" svg:y="4.777cm">
          <draw:text-box>
            <text:p><text:span text:style-name="T1">t3</text:span></text:p>
          </draw:text-box>
        </draw:frame>
        <draw:frame draw:style-name="gr6" draw:text-style-name="P3" draw:layer="layout" svg:width="7.711cm" svg:height="0.725cm" svg:x="3.721cm" svg:y="3.624cm">
          <draw:text-box>
            <text:p text:style-name="P3"><text:span text:style-name="T1">Поток планировщика целевых задач</text:span></text:p>
          </draw:text-box>
        </draw:frame>
        <draw:frame draw:style-name="gr6" draw:text-style-name="P4" draw:layer="layout" svg:width="3.067cm" svg:height="0.725cm" svg:x="5.572cm" svg:y="1.635cm">
          <draw:text-box>
            <text:p><text:span text:style-name="T2">Рисунок №7</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iberation Sans'" style:font-family-generic-asian="system" style:font-pitch-asian="variable" style:font-size-asian="24pt" style:language-asian="zh" style:country-asian="CN" style:font-family-complex="'Liberation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